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mily-generic="swiss"/>
    <style:font-face style:name="Times New Roman" svg:font-family="'Times New Roman'" style:font-family-generic="roman" style:font-pitch="variable"/>
    <style:font-face style:name="Century Gothic" svg:font-family="'Century Goth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Standard">
      <style:paragraph-properties fo:text-align="start" style:justify-single-word="false" style:text-autospace="none"/>
      <style:text-properties style:font-name="Helvetica" fo:font-size="11pt" style:font-name-asian="Helvetica" style:font-size-asian="11pt" style:font-name-complex="Helvetica" style:font-size-complex="11pt"/>
    </style:style>
    <style:style style:name="P3" style:family="paragraph" style:parent-style-name="Standard">
      <style:paragraph-properties fo:text-align="start" style:justify-single-word="false" style:text-autospace="none"/>
      <style:text-properties style:font-name="Century Gothic" fo:font-size="9pt" fo:font-weight="bold" style:font-name-asian="Helvetica" style:font-size-asian="9pt" style:font-weight-asian="bold" style:font-name-complex="Helvetica" style:font-size-complex="9pt" style:font-weight-complex="bold"/>
    </style:style>
    <style:style style:name="P4" style:family="paragraph" style:parent-style-name="Standard">
      <style:text-properties style:font-name="Century Gothic" fo:font-size="9pt" fo:font-weight="bold" style:font-size-asian="9pt" style:font-weight-asian="bold" style:font-size-complex="9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NTRODUÇÃO </text:p>
      <text:p text:style-name="Text_20_body">O objetivo deste trabalho é apresentar e discutir processos, modelos e engenharia em um projeto de software livre, de forma a orientar, estimular e instruir autores e líderes desenvolvedores de softwares proprietários a transformar seus softwares em projetos de software livre disponibilizando-os para a comunidade. A motivação para este trabalho veio da própria filosofia da comunidade de software livre, onde o acesso a informação é livre e compartilhado. O pensamento foi trazer projetos que estão do lado de lá para o lado de cá, ou melhor dizendo, de licença proprietária para licença livre. </text:p>
      <text:p text:style-name="Text_20_body">Exemplos como o da Netscape que liberou o código do seu navegador e o benefício disto foi a criaçã do Projeto Mozilla, casos como o do banco de dados Interbase da Borland que teve seu código aberto e com isso nos proporcionou o projeto do banco de dados Firebird que hoje segue seu próprio caminho, e por último o StarOffice da Sun que após a liberação do código fonte pela empresa foi transformado pela comunidade no Projeto OpenOffice que hoje chama-se BrOffice e é um dos maiores e mais conhecidos projetos de software livre. Por se tratar de documento restrito, foram selecionadas algumas referências bibliográficas, de onde o conteúdo foi baseado, porém, apesar do conteúdo aqui contido não possuir caráter inovador optei por tratar as informações de forma a servir a um propósito prático e atual. Trouxe para o contexto imposto pelo tema trabalhos de grande valor em pesquisa e experiência, como o são o trabalho do Softex, Unicamp e Ministério da Ciência e Tecnologia “O Impacto do Software Livre e de Cóodigo Aberto na Indústria do Software do Brasil” e o ensaio “A Catedral e o Bazar” do gringo hacker, guru e programador de software, a uns 30 anos, Eric S. Raymond, que marcou o início da tomada de conhecimento do modelo de desenvolvimento de software livre através da anáalise práatica do modelo de desenvolvimento criado por Linus Torvalds para desenvolver o Linux. </text:p>
      <text:p text:style-name="Text_20_body">Também não posso deixar de citar um importante documento e simples em seu contéudo, produzido pelo Projeto Via Digital chamado “Gestão de Projetos de Software Livre: Uma Abordagem de Práticas”. Em anexo a esta monografia inseri dois documentos interessantes, o primeiro é a Licen»ca da Creative Commons CC-GNU <text:span text:style-name="ACRONYM">GPL</text:span> e o segundo é um pequeno e objetivo documento, também do Projeto Via Digital chamado “Dicas e Diretrizes para se Iniciar um Projeto de Software Livre”. </text:p>
      <text:p text:style-name="Text_20_body">1.1 Objetivos </text:p>
      <text:p text:style-name="Text_20_body">1. Organizar informações relevantes acerca de como transformar softwares proprietários em softwares livres; 2. Demonstrar meios e caminhos claros que possam se tornar um estímulo para esta transformação Software Proprietário versus Software Livre; 3. Explicar e demonstrar o contexto atual do Software Livre e suas vantagens para o usuário e para o desenvolvedor. </text:p>
      <text:p text:style-name="Text_20_body">1.2 Desafio </text:p>
      <text:p text:style-name="Text_20_body">O desafio é organizar e selecionar a relevância de cada informação tornada disponível neste trabalho. Sempre pensando que devemos ter na cabeça quem poderá utilizá-lo e colocar em prática as informações expostas aqui. Outro desafio será conseguir contextualizar e demonstrar as vantagens e benefícios que são descritos ao longo do que já foi criado e desenvolvido em termos de software livre. </text:p>
      <text:p text:style-name="Text_20_body">1.3 Motivação </text:p>
      <text:p text:style-name="Text_20_body">Minha motivação, talvez o mais óbvio, para a escolha e confecção deste tema é: </text:p>
      <text:p text:style-name="Text_20_body">Quanto mais software queremos ver livres e com o código aberto? Quantas pessoas eu gostaria que soubessem sobre estes Movimentos Livres e de Colaboratividade Planetária? O quanto mais melhor, claro. Portanto a motivação é simplesmente colaborar com o Movimento de Software Livre no sentido de termos mais conteúdo colaborativo e liberdade de conhecimento. </text:p>
      <text:p text:style-name="Text_20_body">1.4 Resultados esperados </text:p>
      <text:p text:style-name="Text_20_body">Eu realmente esperaria que este documento fosse útil e quem o lesse seja introduzido nesta possibilidade de liberar um software proprietário sob uma licença livre, ou adquira uma maior consciência, não especificamente do Movimento Software Livre mas do movimento de colaboração coletiva e liberdade de conhecimento, pois os princípios do Software Livre são sustentados por estes conceitos. </text:p>
      <text:p text:style-name="Text_20_body"/>
      <text:p text:style-name="Text_20_body"/>
      <text:p text:style-name="P1">INTRODUÇÃO</text:p>
      <text:p text:style-name="Text_20_body">O objetivo deste trabalho é apresentar e discutir processos, modelos e engenharia em um projeto de software livre, de forma a orientar, estimular e instruir autores e líderes desenvolvedores de softwares proprietários a transformar seus softwares em projetos de software livre disponibilizando-os para a comunidade. A motivação para este trabalho veio da própria filosofia da comunidade de software livre, onde o acesso a informação é livre e compartilhado. O pensamento foi trazer projetos que estão do “lado de lá” para o “lado de cá”, ou melhor dizendo, de licença proprietária para licença livre. </text:p>
      <text:p text:style-name="Text_20_body">Exemplos como o da Netscape que liberou o código fonte do seu navegador e o benefício disto foi a criação do Projeto Mozilla, casos como o do banco de dados Interbase da Borland que teve seu código aberto e com isso nos proporcionou o projeto do banco de dados Firebird que hoje segue seu próprio caminho, e por último o StarOffice da Sun que após a liberação do código fonte pela empresa foi transformado pela comunidade no Projeto OpenOffice que hoje chama-se BrOffice e é um dos maiores e mais conhecidos projetos de software livre.</text:p>
      <text:p text:style-name="Text_20_body">Este trabalho foi desenvolvido como monografia final para a disciplina “Introdução a Produção de Software Livre” no curso de pós-graduação lato-sensu a distância Produção de Software (Ênfase em Software Livre), na Universidade Federal de Lavras (Lavras, MG) , disciplina ministrada pela Profa Dra. Ângela Alves.</text:p>
      <text:p text:style-name="Text_20_body">METODOLOGIA (como o trabalho foi realizado _ procedimentos, estrategias; os sujeitos, participantes, documentos; equipamentos, ambientes, etc) 1300 caracteres</text:p>
      <text:p text:style-name="Text_20_body">A partir dos conhecimentos adquiridos e estudos realizados para a disciplina foram feitas pesquisas de casos em projetos de software livre que um dia foram softwares proprietários. Também foi feito um estudo específico em publicações que dissertavam sobre o modelo de desenvolvimento de software livre onde contou também a experiência do autor. Isso tudo serviu para a formulação da pergunta proposta pela pesquisa e sua posterior investigação do problema que no contexto do tema serve como uma orientação a líderes e desenvolvedores de softwares proprietários que buscam informação e material onde possam iniciar os primeiros passos para transformar seu software proprietário em software livre.</text:p>
      <text:p text:style-name="Text_20_body">RESULTADOS (Os resultados obtidos; se for o caso, fazer referencia a metodologia estatistica empregada.) 1300 caracteres</text:p>
      <text:p text:style-name="Text_20_body">CONCLUSÕES (Basear-se nos dados apresentados no item Resultados, referindo-se aos Objetivos da pesquisa) 1300 caracteres</text:p>
      <text:p text:style-name="P2"/>
      <text:p text:style-name="P3">Não será aceito</text:p>
      <text:p text:style-name="P3">a) Resumo com mais de 06 (seis) autores (incluindo orientador).</text:p>
      <text:p text:style-name="P3">b) Resumo de trabalho já publicado.</text:p>
      <text:p text:style-name="P3">c) Simples descrição de projeto; intenção de trabalho; trabalho só com resultado preliminar.</text:p>
      <text:p text:style-name="P3">d) Resumo de revisão bibliográfica.</text:p>
      <text:p text:style-name="P3">e) Trabalho que não se caracterize como pesquisa científica.</text:p>
      <text:p text:style-name="P3">f) Resumo sem revisão gramatical, ortográfica, de digitação e de conteúdo (ver quadro a seguir).</text:p>
      <text:p text:style-name="P3">g) Resumo que não descreva claramente os itens:</text:p>
      <text:p text:style-name="P3">Introdução: Visão geral sobre o assunto com definição dos objetivos do trabalho, indicando a relevância da</text:p>
      <text:p text:style-name="P3">pesquisa.</text:p>
      <text:p text:style-name="P3">Metodologia: Como o trabalho foi realizado (procedimentos, estratégias; os sujeitos, participantes,</text:p>
      <text:p text:style-name="P3">documentos; equipamentos, ambientes; etc).</text:p>
      <text:p text:style-name="P3">Resultados: Os resultados obtidos; se for o caso, fazer referência à metodologia estatística empregada.</text:p>
      <text:p text:style-name="P3">Conclusões: Basear-se nos dados apresentados no item Resultados, referindo-os aos objetivos da</text:p>
      <text:p text:style-name="P3">pesquis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mily-generic="swiss"/>
    <style:font-face style:name="Times New Roman" svg:font-family="'Times New Roman'" style:font-family-generic="roman" style:font-pitch="variable"/>
    <style:font-face style:name="Century Gothic" svg:font-family="'Century Gothic'"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Internet_20_link" style:display-name="Internet link" style:family="text">
      <style:text-properties fo:color="#000080" style:text-underline-style="solid" style:text-underline-width="auto" style:text-underline-color="font-color"/>
    </style:style>
    <style:style style:name="ACRONYM"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5$Build-9073</meta:generator>
    <meta:creation-date>2007-02-21T15:10:53</meta:creation-date>
    <dc:creator>ERS ERS</dc:creator>
    <dc:date>2007-02-28T17:42:30</dc:date>
    <dc:language>en-US</dc:language>
    <meta:editing-cycles>18</meta:editing-cycles>
    <meta:editing-duration>PT7H55M42S</meta:editing-duration>
    <meta:user-defined meta:name="Info 1"/>
    <meta:user-defined meta:name="Info 2"/>
    <meta:user-defined meta:name="Info 3"/>
    <meta:user-defined meta:name="Info 4"/>
    <meta:document-statistic meta:table-count="0" meta:image-count="0" meta:object-count="0" meta:page-count="3" meta:paragraph-count="36" meta:word-count="1176" meta:character-count="7555"/>
  </office:meta>
</office:document-meta>
</file>